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3.3917in"/>
    </style:style>
    <style:style style:name="Table1.B" style:family="table-column">
      <style:table-column-properties style:column-width="1.9313in"/>
    </style:style>
    <style:style style:name="Table1.C" style:family="table-column">
      <style:table-column-properties style:column-width="1.60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break-before="page"/>
      <style:text-properties officeooo:paragraph-rsid="0004ea2e"/>
    </style:style>
    <style:style style:name="P2" style:family="paragraph" style:parent-style-name="Standard">
      <style:text-properties officeooo:paragraph-rsid="0004ea2e"/>
    </style:style>
    <style:style style:name="P3" style:family="paragraph" style:parent-style-name="Standard">
      <style:paragraph-properties fo:break-before="page"/>
      <style:text-properties officeooo:paragraph-rsid="0004ea2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ertainly! Here's a decision tree representation of the logic in the `Fault::select_all_logic` function:</text:p>
      <text:p text:style-name="Standard"/>
      <text:p text:style-name="Standard">```Decision Table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ondition</text:span></text:p>
            </table:table-cell>
            <table:table-cell table:style-name="Table1.A1" office:value-type="string">
              <text:p text:style-name="Table_20_Heading"><text:span text:style-name="Strong_20_Emphasis">Decision/Action</text:span></text:p>
            </table:table-cell>
            <table:table-cell table:style-name="Table1.A1" office:value-type="string">
              <text:p text:style-name="Table_20_Heading"><text:span text:style-name="Strong_20_Emphasis">Outcom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reset_all_faults_ == true</text:span></text:p>
          </table:table-cell>
          <table:table-cell table:style-name="Table1.A1" office:value-type="string">
            <text:p text:style-name="Table_20_Contents">Check <text:span text:style-name="Source_20_Text">sp.ib_select()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sp.ib_select() == 2</text:span></text:p>
          </table:table-cell>
          <table:table-cell table:style-name="Table1.A1" office:value-type="string">
            <text:p text:style-name="Table_20_Contents"><text:span text:style-name="Source_20_Text">ib_sel_stat_ = 2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sp.ib_select() == -1</text:span></text:p>
          </table:table-cell>
          <table:table-cell table:style-name="Table1.A1" office:value-type="string">
            <text:p text:style-name="Table_20_Contents"><text:span text:style-name="Source_20_Text">ib_sel_stat_ = -1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sp.ib_select() == 1</text:span></text:p>
          </table:table-cell>
          <table:table-cell table:style-name="Table1.A1" office:value-type="string">
            <text:p text:style-name="Table_20_Contents"><text:span text:style-name="Source_20_Text">ib_sel_stat_ = 1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Any of the above <text:span text:style-name="Source_20_Text">sp.ib_select()</text:span> conditions</text:p>
          </table:table-cell>
          <table:table-cell table:style-name="Table1.A1" office:value-type="string">
            <text:p text:style-name="Table_20_Contents"><text:span text:style-name="Source_20_Text">ib_sel_stat_last_ = ib_sel_stat_</text:span></text:p>
          </table:table-cell>
          <table:table-cell table:style-name="Table1.A1" office:value-type="string">
            <text:p text:style-name="Table_20_Contents">Print "reset ib flt"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.fake_faults == true</text:span></text:p>
          </table:table-cell>
          <table:table-cell table:style-name="Table1.A1" office:value-type="string">
            <text:p text:style-name="Table_20_Contents">Check <text:span text:style-name="Source_20_Text">HDWE_IB_HI_LO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HDWE_IB_HI_LO</text:span> defined</text:p>
          </table:table-cell>
          <table:table-cell table:style-name="Table1.A1" office:value-type="string">
            <text:p text:style-name="Table_20_Contents"><text:span text:style-name="Source_20_Text">ib_sel_stat_ = 2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HDWE_IB_HI_LO</text:span> not defined</text:p>
          </table:table-cell>
          <table:table-cell table:style-name="Table1.A1" office:value-type="string">
            <text:p text:style-name="Table_20_Contents"><text:span text:style-name="Source_20_Text">ib_sel_stat_ = 1</text:span></text:p>
          </table:table-cell>
          <table:table-cell table:style-name="Table1.A1" office:value-type="string">
            <text:p text:style-name="Table_20_Contents"><text:span text:style-name="Source_20_Text">latched_fail_ = fals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en-&gt;ShuntAmp-&gt;bare_detected() == true</text:span> and <text:span text:style-name="Source_20_Text">Sen-&gt;ShuntNoAmp-&gt;bare_detected() == true</text:span></text:p>
          </table:table-cell>
          <table:table-cell table:style-name="Table1.A1" office:value-type="string">
            <text:p text:style-name="Table_20_Contents"><text:span text:style-name="Source_20_Text">ib_sel_stat_ = 0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p.ib_select() &gt; 0</text:span> and <text:span text:style-name="Source_20_Text">Sen-&gt;ShuntAmp-&gt;bare_detected() == false</text:span></text:p>
          </table:table-cell>
          <table:table-cell table:style-name="Table1.A1" office:value-type="string">
            <text:p text:style-name="Table_20_Contents"><text:span text:style-name="Source_20_Text">ib_sel_stat_ = 1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b_sel_stat_last_ == -1</text:span> and <text:span text:style-name="Source_20_Text">Sen-&gt;ShuntNoAmp-&gt;bare_detected() == false</text:span> and <text:span text:style-name="Source_20_Text">!(sp.mod_ib() &amp;&amp; reset_all_faults_)</text:span></text:p>
          </table:table-cell>
          <table:table-cell table:style-name="Table1.A1" office:value-type="string">
            <text:p text:style-name="Table_20_Contents"><text:span text:style-name="Source_20_Text">ib_sel_stat_ = -1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p.ib_select() &lt; 0</text:span> and <text:span text:style-name="Source_20_Text">Sen-&gt;ShuntNoAmp-&gt;bare_detected() == false</text:span></text:p>
          </table:table-cell>
          <table:table-cell table:style-name="Table1.A1" office:value-type="string">
            <text:p text:style-name="Table_20_Contents"><text:span text:style-name="Source_20_Text">ib_sel_stat_ = -1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sp.ib_select() == 0</text:span> (auto)</text:p>
          </table:table-cell>
          <table:table-cell table:style-name="Table1.A1" office:value-type="string">
            <text:p text:style-name="Table_20_Contents">Check conditions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Sen-&gt;ShuntAmp-&gt;bare_detected() == true</text:span> and <text:span text:style-name="Source_20_Text">Sen-&gt;ShuntNoAmp-&gt;bare_detected() == false</text:span></text:p>
          </table:table-cell>
          <table:table-cell table:style-name="Table1.A1" office:value-type="string">
            <text:p text:style-name="Table_20_Contents"><text:span text:style-name="Source_20_Text">ib_sel_stat_ = -1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b_diff_fa() == true</text:span></text:p>
          </table:table-cell>
          <table:table-cell table:style-name="Table1.A1" office:value-type="string">
            <text:p text:style-name="Table_20_Contents">Check <text:span text:style-name="Source_20_Text">vb_sel_stat_</text:span> and <text:span text:style-name="Source_20_Text">wrap_fa()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vb_sel_stat_ == true</text:span> and <text:span text:style-name="Source_20_Text">wrap_fa() == true</text:span></text:p>
          </table:table-cell>
          <table:table-cell table:style-name="Table1.A1" office:value-type="string">
            <text:p text:style-name="Table_20_Contents"><text:span text:style-name="Source_20_Text">ib_sel_stat_ = -1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vb_sel_stat_ == false</text:span> and <text:span text:style-name="Source_20_Text">cc_diff_fa() == true</text:span></text:p>
          </table:table-cell>
          <table:table-cell table:style-name="Table1.A1" office:value-type="string">
            <text:p text:style-name="Table_20_Contents"><text:span text:style-name="Source_20_Text">ib_sel_stat_ = -1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`(sp.ib_select() &lt; 0 &amp;&amp; ib_sel_stat_last_ &gt; -1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(sp.ib_select() &gt;= 0 &amp;&amp; ib_sel_stat_last_ &lt; 1)`</text:p>
          </table:table-cell>
        </table:table-row>
        <table:table-row>
          <table:table-cell table:style-name="Table1.A1" office:value-type="string">
            <text:p text:style-name="Table_20_Contents">Any other condition</text:p>
          </table:table-cell>
          <table:table-cell table:style-name="Table1.A1" office:value-type="string">
            <text:p text:style-name="Table_20_Contents"><text:span text:style-name="Source_20_Text">latched_fail_ = false</text:span></text:p>
          </table:table-cell>
          <table:table-cell table:style-name="Table1.A1" office:value-type="string">
            <text:p text:style-name="Table_20_Contents">Print "latchF"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.fake_faults == true</text:span> (handling fake faults)</text:p>
          </table:table-cell>
          <table:table-cell table:style-name="Table1.A1" office:value-type="string">
            <text:p text:style-name="Table_20_Contents">Check conditions</text:p>
          </table:table-cell>
          <table:table-cell table:style-name="Table1.A1" office:value-type="string"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Sen-&gt;ShuntAmp-&gt;bare_detected() == true</text:span> and <text:span text:style-name="Source_20_Text">Sen-&gt;ShuntNoAmp-&gt;bare_detected() == tru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ib_sel_stat_last_ == -1</text:span> and <text:span text:style-name="Source_20_Text">Sen-&gt;ShuntNoAmp-&gt;bare_detected() == false</text:span> and <text:span text:style-name="Source_20_Text">sp.mod_ib() == fals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sp.ib_select() &lt; 0</text:span> and <text:span text:style-name="Source_20_Text">Sen-&gt;ShuntNoAmp-&gt;bare_detected() == fals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Sen-&gt;ShuntAmp-&gt;bare_detected() == true</text:span> and <text:span text:style-name="Source_20_Text">Sen-&gt;ShuntNoAmp-&gt;bare_detected() == fals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ib_diff_fa() == true</text:span></text:p>
          </table:table-cell>
          <table:table-cell table:style-name="Table1.A1" office:value-type="string">
            <text:p text:style-name="Table_20_Contents">Check <text:span text:style-name="Source_20_Text">vb_sel_stat_</text:span> and <text:span text:style-name="Source_20_Text">wrap_fa()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vb_sel_stat_ == true</text:span> and <text:span text:style-name="Source_20_Text">wrap_fa() == tru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vb_sel_stat_ == false</text:span> and <text:span text:style-name="Source_20_Text">cc_diff_fa() == tru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Redundancy loss check</text:p>
          </table:table-cell>
          <table:table-cell table:style-name="Table1.A1" office:value-type="string">
            <text:p text:style-name="Table_20_Contents">Call <text:span text:style-name="Source_20_Text">faultAssign(red_loss_calc(), RED_LOSS)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ap.fake_faults == true</text:span></text:p>
          </table:table-cell>
          <table:table-cell table:style-name="Table1.A1" office:value-type="string">
            <text:p text:style-name="Table_20_Contents"><text:span text:style-name="Source_20_Text">ib_sel_stat_ = sp.ib_select()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reset_all_faults_ == true</text:span> (reset vb faults)</text:p>
          </table:table-cell>
          <table:table-cell table:style-name="Table1.A1" office:value-type="string">
            <text:p text:style-name="Table_20_Contents"><text:span text:style-name="Source_20_Text">vb_sel_stat_last_ = 1</text:span></text:p>
          </table:table-cell>
          <table:table-cell table:style-name="Table1.A1" office:value-type="string">
            <text:p text:style-name="Table_20_Contents"><text:span text:style-name="Source_20_Text">vb_sel_stat_ = 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!ap.fake_faults == true</text:span></text:p>
          </table:table-cell>
          <table:table-cell table:style-name="Table1.A1" office:value-type="string">
            <text:p text:style-name="Table_20_Contents">Check conditions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!vb_sel_stat_last_ == true</text:span> and <text:span text:style-name="Source_20_Text">!sp.mod_vb() == true</text:span></text:p>
          </table:table-cell>
          <table:table-cell table:style-name="Table1.A1" office:value-type="string">
            <text:p text:style-name="Table_20_Contents"><text:span text:style-name="Source_20_Text">vb_sel_stat_ = 0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wrap_vb_fa() == true</text:span> or <text:span text:style-name="Source_20_Text">vb_fa() == true</text:span></text:p>
          </table:table-cell>
          <table:table-cell table:style-name="Table1.A1" office:value-type="string">
            <text:p text:style-name="Table_20_Contents"><text:span text:style-name="Source_20_Text">vb_sel_stat_ = 0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.fake_faults == true</text:span> (fake faults)</text:p>
          </table:table-cell>
          <table:table-cell table:style-name="Table1.A1" office:value-type="string">
            <text:p text:style-name="Table_20_Contents">Check conditions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!vb_sel_stat_last_ == true</text:span> and <text:span text:style-name="Source_20_Text">!sp.mod_vb() == tru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wrap_vb_fa() == true</text:span> or <text:span text:style-name="Source_20_Text">vb_fa() == true</text:span></text:p>
          </table:table-cell>
          <table:table-cell table:style-name="Table1.A1" office:value-type="string">
            <text:p text:style-name="Table_20_Contents"><text:span text:style-name="Source_20_Text">latched_fail_fake_ = tru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reset_all_faults_ == true</text:span> (reset tb faults)</text:p>
          </table:table-cell>
          <table:table-cell table:style-name="Table1.A1" office:value-type="string">
            <text:p text:style-name="Table_20_Contents"><text:span text:style-name="Source_20_Text">tb_sel_stat_last_ = 1</text:span></text:p>
          </table:table-cell>
          <table:table-cell table:style-name="Table1.A1" office:value-type="string">
            <text:p text:style-name="Table_20_Contents"><text:span text:style-name="Source_20_Text">tb_sel_stat_ = 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tb_fa() == true</text:span></text:p>
          </table:table-cell>
          <table:table-cell table:style-name="Table1.A1" office:value-type="string">
            <text:p text:style-name="Table_20_Contents"><text:span text:style-name="Source_20_Text">tb_sel_stat_ = 0</text:span></text:p>
          </table:table-cell>
          <table:table-cell table:style-name="Table1.A1" office:value-type="string">
            <text:p text:style-name="Table_20_Contents"><text:span text:style-name="Source_20_Text">latched_fail_ = true</text:span></text:p>
          </table:table-cell>
        </table:table-row>
        <table:table-row>
          <table:table-cell table:style-name="Table1.A1" office:value-type="string">
            <text:p text:style-name="Table_20_Contents">Any other condition</text:p>
          </table:table-cell>
          <table:table-cell table:style-name="Table1.A1" office:value-type="string">
            <text:p text:style-name="Table_20_Contents"><text:span text:style-name="Source_20_Text">tb_sel_stat_ = 1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Status changes in <text:span text:style-name="Source_20_Text">ib_sel_stat_</text:span>, <text:soft-page-break/><text:span text:style-name="Source_20_Text">vb_sel_stat_</text:span>, or <text:span text:style-name="Source_20_Text">tb_sel_stat_</text:span></text:p>
          </table:table-cell>
          <table:table-cell table:style-name="Table1.A1" office:value-type="string">
            <text:p text:style-name="Table_20_Contents">Print detailed status message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Source_20_Text">ib_sel_stat_ != ib_sel_stat_last_</text:span></text:p>
          </table:table-cell>
          <table:table-cell table:style-name="Table1.A1" office:value-type="string">
            <text:p text:style-name="Table_20_Contents">Print "Small reset"</text:p>
          </table:table-cell>
          <table:table-cell table:style-name="Table1.A1" office:value-type="string">
            <text:p text:style-name="Table_20_Contents">Call <text:span text:style-name="Source_20_Text">cp.cmd_reset()</text:span></text:p>
          </table:table-cell>
        </table:table-row>
        <table:table-row>
          <table:table-cell table:style-name="Table1.A1" office:value-type="string">
            <text:p text:style-name="Table_20_Contents">Update last status</text:p>
          </table:table-cell>
          <table:table-cell table:style-name="Table1.A1" office:value-type="string">
            <text:p text:style-name="Table_20_Contents"><text:span text:style-name="Source_20_Text">ib_sel_stat_last_ = ib_sel_stat_</text:span></text:p>
          </table:table-cell>
          <table:table-cell table:style-name="Table1.A1" office:value-type="string">
            <text:p text:style-name="Table_20_Contents"><text:span text:style-name="Source_20_Text">vb_sel_stat_last_ = vb_sel_stat_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<text:span text:style-name="Source_20_Text">tb_sel_stat_last_ = tb_sel_stat_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Async Rf command execution</text:p>
          </table:table-cell>
          <table:table-cell table:style-name="Table1.A1" office:value-type="string">
            <text:p text:style-name="Table_20_Contents">Check conditions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`(falw_ == 0 &amp;&amp; fltw_ == 0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count &gt; 1`</text:p>
          </table:table-cell>
        </table:table-row>
        <table:table-row>
          <table:table-cell table:style-name="Table1.A1" office:value-type="string">
            <text:p text:style-name="Table_20_Contents">Any other condition</text:p>
          </table:table-cell>
          <table:table-cell table:style-name="Table1.A1" office:value-type="string">
            <text:p text:style-name="Table_20_Contents">Increment <text:span text:style-name="Source_20_Text">count</text:span></text:p>
          </table:table-cell>
          <table:table-cell table:style-name="Table1.A1" office:value-type="string">
            <text:p text:style-name="Table_20_Contents">Print <text:span text:style-name="Source_20_Text">Rf</text:span> with <text:span text:style-name="Source_20_Text">count</text:span>, Print "waiting to reset latched_fail"</text:p>
          </table:table-cell>
        </table:table-row>
      </table:table>
      <text:p text:style-name="Standard"/>
      <text:p text:style-name="Standard"><text:s text:c="9900"/></text:p>
      <text:p text:style-name="P2"><text:s text:c="9933"/></text:p>
      <text:p text:style-name="P2"><text:s text:c="15989"/></text:p>
      <text:p text:style-name="P2"><text:s text:c="166"/></text:p>
      <text:h text:style-name="P1" text:outline-level="3">Detailed Graphical Decision Tree Description</text:h>
      <text:h text:style-name="Heading_20_4" text:outline-level="4">Root Node</text:h>
      <text:list text:style-name="L1">
        <text:list-item>
          <text:p text:style-name="P6"><text:span text:style-name="Strong_20_Emphasis">Condition</text:span>: <text:span text:style-name="Source_20_Text">reset_all_faults_ == true</text:span></text:p>
          <text:list>
            <text:list-item>
              <text:p text:style-name="P6"><text:span text:style-name="Strong_20_Emphasis">True</text:span>: Proceed to check <text:span text:style-name="Source_20_Text">sp.ib_select()</text:span></text:p>
              <text:list>
                <text:list-item>
                  <text:p text:style-name="P6"><text:span text:style-name="Strong_20_Emphasis">Condition</text:span>: <text:span text:style-name="Source_20_Text">sp.ib_select() == 2</text:span></text:p>
                  <text:list>
                    <text:list-item>
                      <text:p text:style-name="P6"><text:span text:style-name="Strong_20_Emphasis">True</text:span>: <text:span text:style-name="Source_20_Text">ib_sel_stat_ = 2</text:span> and <text:span text:style-name="Source_20_Text">ib_sel_stat_last_ = ib_sel_stat_</text:span></text:p>
                    </text:list-item>
                    <text:list-item>
                      <text:p text:style-name="P6"><text:span text:style-name="Strong_20_Emphasis">False</text:span>: Proceed to next condition</text:p>
                    </text:list-item>
                  </text:list>
                </text:list-item>
                <text:list-item>
                  <text:p text:style-name="P6"><text:span text:style-name="Strong_20_Emphasis">Condition</text:span>: <text:span text:style-name="Source_20_Text">sp.ib_select() == -1</text:span></text:p>
                  <text:list>
                    <text:list-item>
                      <text:p text:style-name="P6"><text:span text:style-name="Strong_20_Emphasis">True</text:span>: <text:span text:style-name="Source_20_Text">ib_sel_stat_ = -1</text:span> and <text:span text:style-name="Source_20_Text">ib_sel_stat_last_ = ib_sel_stat_</text:span></text:p>
                    </text:list-item>
                    <text:list-item>
                      <text:p text:style-name="P6"><text:span text:style-name="Strong_20_Emphasis">False</text:span>: Proceed to next condition</text:p>
                    </text:list-item>
                  </text:list>
                </text:list-item>
                <text:list-item>
                  <text:p text:style-name="P6"><text:span text:style-name="Strong_20_Emphasis">Condition</text:span>: <text:span text:style-name="Source_20_Text">sp.ib_select() == 1</text:span></text:p>
                  <text:list>
                    <text:list-item>
                      <text:p text:style-name="P6"><text:span text:style-name="Strong_20_Emphasis">True</text:span>: <text:span text:style-name="Source_20_Text">ib_sel_stat_ = 1</text:span> and <text:span text:style-name="Source_20_Text">ib_sel_stat_last_ = ib_sel_stat_</text:span></text:p>
                    </text:list-item>
                    <text:list-item>
                      <text:p text:style-name="P6"><text:span text:style-name="Strong_20_Emphasis">False</text:span>: Proceed to next condition</text:p>
                    </text:list-item>
                  </text:list>
                </text:list-item>
                <text:list-item>
                  <text:p text:style-name="P6"><text:span text:style-name="Strong_20_Emphasis">Outcome</text:span>: Print "reset ib flt"</text:p>
                </text:list-item>
              </text:list>
            </text:list-item>
            <text:list-item>
              <text:p text:style-name="P5"><text:span text:style-name="Strong_20_Emphasis">False</text:span>: Proceed to check <text:span text:style-name="Source_20_Text">ap.fake_faults == true</text:span></text:p>
            </text:list-item>
          </text:list>
        </text:list-item>
      </text:list>
      <text:h text:style-name="Heading_20_4" text:outline-level="4">Node: <text:span text:style-name="Source_20_Text">ap.fake_faults == true</text:span></text:h>
      <text:list text:style-name="L2">
        <text:list-item>
          <text:p text:style-name="P8"><text:span text:style-name="Strong_20_Emphasis">True</text:span>: Check <text:span text:style-name="Source_20_Text">HDWE_IB_HI_LO</text:span></text:p>
          <text:list>
            <text:list-item>
              <text:p text:style-name="P8"><text:span text:style-name="Strong_20_Emphasis">Condition</text:span>: <text:span text:style-name="Source_20_Text">HDWE_IB_HI_LO</text:span> defined</text:p>
              <text:list>
                <text:list-item>
                  <text:p text:style-name="P8"><text:span text:style-name="Strong_20_Emphasis">True</text:span>: <text:span text:style-name="Source_20_Text">ib_sel_stat_ = 2</text:span></text:p>
                </text:list-item>
                <text:list-item>
                  <text:p text:style-name="P8"><text:span text:style-name="Strong_20_Emphasis">False</text:span>: <text:span text:style-name="Source_20_Text">ib_sel_stat_ = 1</text:span></text:p>
                </text:list-item>
              </text:list>
            </text:list-item>
            <text:list-item>
              <text:p text:style-name="P8"><text:span text:style-name="Strong_20_Emphasis">Outcome</text:span>: <text:span text:style-name="Source_20_Text">latched_fail_ = false</text:span></text:p>
            </text:list-item>
          </text:list>
        </text:list-item>
        <text:list-item>
          <text:p text:style-name="P7"><text:span text:style-name="Strong_20_Emphasis">False</text:span>: Proceed to next condition</text:p>
        </text:list-item>
      </text:list>
      <text:h text:style-name="Heading_20_4" text:outline-level="4">Node: <text:span text:style-name="Source_20_Text">Sen-&gt;ShuntAmp-&gt;bare_detected() &amp;&amp; Sen-&gt;ShuntNoAmp-&gt;bare_detected()</text:span></text:h>
      <text:list text:style-name="L3">
        <text:list-item>
          <text:p text:style-name="P10"><text:span text:style-name="Strong_20_Emphasis">True</text:span>:</text:p>
          <text:list>
            <text:list-item>
              <text:p text:style-name="P10"><text:span text:style-name="Strong_20_Emphasis">Action</text:span>: <text:span text:style-name="Source_20_Text">ib_sel_stat_ = 0</text:span></text:p>
            </text:list-item>
            <text:list-item>
              <text:p text:style-name="P10"><text:span text:style-name="Strong_20_Emphasis">Outcome</text:span>: <text:span text:style-name="Source_20_Text">latched_fail_ = true</text:span></text:p>
            </text:list-item>
          </text:list>
        </text:list-item>
        <text:list-item>
          <text:p text:style-name="P9"><text:span text:style-name="Strong_20_Emphasis">False</text:span>: Proceed to next condition</text:p>
        </text:list-item>
      </text:list>
      <text:h text:style-name="Heading_20_4" text:outline-level="4">Node: <text:span text:style-name="Source_20_Text">sp.ib_select() &gt; 0 &amp;&amp; !Sen-&gt;ShuntAmp-&gt;bare_detected()</text:span></text:h>
      <text:list text:style-name="L4">
        <text:list-item>
          <text:p text:style-name="P12"><text:span text:style-name="Strong_20_Emphasis">True</text:span>:</text:p>
          <text:list>
            <text:list-item>
              <text:p text:style-name="P12"><text:span text:style-name="Strong_20_Emphasis">Action</text:span>: <text:span text:style-name="Source_20_Text">ib_sel_stat_ = 1</text:span></text:p>
            </text:list-item>
            <text:list-item>
              <text:p text:style-name="P12"><text:span text:style-name="Strong_20_Emphasis">Outcome</text:span>: <text:span text:style-name="Source_20_Text">latched_fail_ = true</text:span></text:p>
            </text:list-item>
          </text:list>
        </text:list-item>
        <text:list-item>
          <text:p text:style-name="P11"><text:span text:style-name="Strong_20_Emphasis">False</text:span>: Proceed to next condition</text:p>
        </text:list-item>
      </text:list>
      <text:h text:style-name="Heading_20_4" text:outline-level="4"><text:soft-page-break/>Node: <text:span text:style-name="Source_20_Text">ib_sel_stat_last_ == -1 &amp;&amp; !Sen-&gt;ShuntNoAmp-&gt;bare_detected() &amp;&amp; !(sp.mod_ib() &amp;&amp; reset_all_faults_)</text:span></text:h>
      <text:list text:style-name="L5">
        <text:list-item>
          <text:p text:style-name="P14"><text:span text:style-name="Strong_20_Emphasis">True</text:span>:</text:p>
          <text:list>
            <text:list-item>
              <text:p text:style-name="P14"><text:span text:style-name="Strong_20_Emphasis">Action</text:span>: <text:span text:style-name="Source_20_Text">ib_sel_stat_ = -1</text:span></text:p>
            </text:list-item>
            <text:list-item>
              <text:p text:style-name="P14"><text:span text:style-name="Strong_20_Emphasis">Outcome</text:span>: <text:span text:style-name="Source_20_Text">latched_fail_ = true</text:span></text:p>
            </text:list-item>
          </text:list>
        </text:list-item>
        <text:list-item>
          <text:p text:style-name="P13"><text:span text:style-name="Strong_20_Emphasis">False</text:span>: Proceed to next condition</text:p>
        </text:list-item>
      </text:list>
      <text:h text:style-name="Heading_20_4" text:outline-level="4">Node: <text:span text:style-name="Source_20_Text">sp.ib_select() &lt; 0 &amp;&amp; !Sen-&gt;ShuntNoAmp-&gt;bare_detected()</text:span></text:h>
      <text:list text:style-name="L6">
        <text:list-item>
          <text:p text:style-name="P16"><text:span text:style-name="Strong_20_Emphasis">True</text:span>:</text:p>
          <text:list>
            <text:list-item>
              <text:p text:style-name="P16"><text:span text:style-name="Strong_20_Emphasis">Action</text:span>: <text:span text:style-name="Source_20_Text">ib_sel_stat_ = -1</text:span></text:p>
            </text:list-item>
            <text:list-item>
              <text:p text:style-name="P16"><text:span text:style-name="Strong_20_Emphasis">Outcome</text:span>: <text:span text:style-name="Source_20_Text">latched_fail_ = true</text:span></text:p>
            </text:list-item>
          </text:list>
        </text:list-item>
        <text:list-item>
          <text:p text:style-name="P15"><text:span text:style-name="Strong_20_Emphasis">False</text:span>: Proceed to next condition</text:p>
        </text:list-item>
      </text:list>
      <text:h text:style-name="Heading_20_4" text:outline-level="4">Node: <text:span text:style-name="Source_20_Text">sp.ib_select() == 0</text:span></text:h>
      <text:list text:style-name="L7">
        <text:list-item>
          <text:p text:style-name="P18"><text:span text:style-name="Strong_20_Emphasis">True</text:span>: Check nested conditions</text:p>
          <text:list>
            <text:list-item>
              <text:p text:style-name="P18"><text:span text:style-name="Strong_20_Emphasis">Condition</text:span>: <text:span text:style-name="Source_20_Text">Sen-&gt;ShuntAmp-&gt;bare_detected() &amp;&amp; !Sen-&gt;ShuntNoAmp-&gt;bare_detected()</text:span></text:p>
              <text:list>
                <text:list-item>
                  <text:p text:style-name="P18"><text:span text:style-name="Strong_20_Emphasis">True</text:span>:</text:p>
                  <text:list>
                    <text:list-item>
                      <text:p text:style-name="P18"><text:span text:style-name="Strong_20_Emphasis">Action</text:span>: <text:span text:style-name="Source_20_Text">ib_sel_stat_ = -1</text:span></text:p>
                    </text:list-item>
                    <text:list-item>
                      <text:p text:style-name="P18"><text:span text:style-name="Strong_20_Emphasis">Outcome</text:span>: <text:span text:style-name="Source_20_Text">latched_fail_ = true</text:span></text:p>
                    </text:list-item>
                  </text:list>
                </text:list-item>
                <text:list-item>
                  <text:p text:style-name="P18"><text:span text:style-name="Strong_20_Emphasis">False</text:span>: Proceed to next condition</text:p>
                </text:list-item>
              </text:list>
            </text:list-item>
            <text:list-item>
              <text:p text:style-name="P18"><text:span text:style-name="Strong_20_Emphasis">Condition</text:span>: <text:span text:style-name="Source_20_Text">ib_diff_fa()</text:span></text:p>
              <text:list>
                <text:list-item>
                  <text:p text:style-name="P18"><text:span text:style-name="Strong_20_Emphasis">True</text:span>: Check nested conditions</text:p>
                  <text:list>
                    <text:list-item>
                      <text:p text:style-name="P18"><text:span text:style-name="Strong_20_Emphasis">Condition</text:span>: <text:span text:style-name="Source_20_Text">vb_sel_stat_ &amp;&amp; wrap_fa()</text:span></text:p>
                      <text:list>
                        <text:list-item>
                          <text:p text:style-name="P18"><text:span text:style-name="Strong_20_Emphasis">True</text:span>:</text:p>
                          <text:list>
                            <text:list-item>
                              <text:p text:style-name="P18"><text:span text:style-name="Strong_20_Emphasis">Action</text:span>: <text:span text:style-name="Source_20_Text">ib_sel_stat_ = -1</text:span></text:p>
                            </text:list-item>
                            <text:list-item>
                              <text:p text:style-name="P18"><text:span text:style-name="Strong_20_Emphasis">Outcome</text:span>: <text:span text:style-name="Source_20_Text">latched_fail_ = true</text:span></text:p>
                            </text:list-item>
                          </text:list>
                        </text:list-item>
                        <text:list-item>
                          <text:p text:style-name="P18"><text:span text:style-name="Strong_20_Emphasis">False</text:span>: Proceed to next condition</text:p>
                        </text:list-item>
                      </text:list>
                    </text:list-item>
                    <text:list-item>
                      <text:p text:style-name="P18"><text:span text:style-name="Strong_20_Emphasis">Condition</text:span>: <text:span text:style-name="Source_20_Text">cc_diff_fa()</text:span></text:p>
                      <text:list>
                        <text:list-item>
                          <text:p text:style-name="P18"><text:span text:style-name="Strong_20_Emphasis">True</text:span>:</text:p>
                          <text:list>
                            <text:list-item>
                              <text:p text:style-name="P18"><text:span text:style-name="Strong_20_Emphasis">Action</text:span>: <text:span text:style-name="Source_20_Text">ib_sel_stat_ = -1</text:span></text:p>
                            </text:list-item>
                            <text:list-item>
                              <text:p text:style-name="P18"><text:span text:style-name="Strong_20_Emphasis">Outcome</text:span>: <text:span text:style-name="Source_20_Text">latched_fail_ = true</text:span></text:p>
                            </text:list-item>
                          </text:list>
                        </text:list-item>
                        <text:list-item>
                          <text:p text:style-name="P18"><text:span text:style-name="Strong_20_Emphasis">False</text:span>: End of nested condit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Strong_20_Emphasis">False</text:span>: End of nested conditions</text:p>
            </text:list-item>
          </text:list>
        </text:list-item>
        <text:list-item>
          <text:p text:style-name="P17"><text:span text:style-name="Strong_20_Emphasis">False</text:span>: Proceed to next condition</text:p>
        </text:list-item>
      </text:list>
      <text:h text:style-name="Heading_20_4" text:outline-level="4">Node: <text:span text:style-name="Source_20_Text">(sp.ib_select() &lt; 0 &amp;&amp; ib_sel_stat_last_ &gt; -1) || (sp.ib_select() &gt;= 0 &amp;&amp; ib_sel_stat_last_ &lt; 1)</text:span></text:h>
      <text:list text:style-name="L8">
        <text:list-item>
          <text:p text:style-name="P20"><text:span text:style-name="Strong_20_Emphasis">True</text:span>:</text:p>
          <text:list>
            <text:list-item>
              <text:p text:style-name="P20"><text:span text:style-name="Strong_20_Emphasis">Outcome</text:span>: <text:span text:style-name="Source_20_Text">latched_fail_ = true</text:span></text:p>
            </text:list-item>
          </text:list>
        </text:list-item>
        <text:list-item>
          <text:p text:style-name="P20"><text:span text:style-name="Strong_20_Emphasis">False</text:span>:</text:p>
          <text:list>
            <text:list-item>
              <text:p text:style-name="P19"><text:soft-page-break/><text:span text:style-name="Strong_20_Emphasis">Outcome</text:span>: <text:span text:style-name="Source_20_Text">latched_fail_ = false</text:span></text:p>
            </text:list-item>
          </text:list>
        </text:list-item>
      </text:list>
      <text:h text:style-name="Heading_20_4" text:outline-level="4">Node: Handling fake faults (if <text:span text:style-name="Source_20_Text">ap.fake_faults == true</text:span>)</text:h>
      <text:list text:style-name="L9">
        <text:list-item>
          <text:p text:style-name="P22"><text:span text:style-name="Strong_20_Emphasis">True</text:span>: Check conditions</text:p>
          <text:list>
            <text:list-item>
              <text:p text:style-name="P22"><text:span text:style-name="Strong_20_Emphasis">Condition</text:span>: <text:span text:style-name="Source_20_Text">Sen-&gt;ShuntAmp-&gt;bare_detected() &amp;&amp; Sen-&gt;ShuntNoAmp-&gt;bare_detected()</text:span></text:p>
              <text:list>
                <text:list-item>
                  <text:p text:style-name="P22"><text:span text:style-name="Strong_20_Emphasis">True</text:span>:</text:p>
                  <text:list>
                    <text:list-item>
                      <text:p text:style-name="P22"><text:span text:style-name="Strong_20_Emphasis">Outcome</text:span>: <text:span text:style-name="Source_20_Text">latched_fail_fake_ = true</text:span></text:p>
                    </text:list-item>
                  </text:list>
                </text:list-item>
                <text:list-item>
                  <text:p text:style-name="P22"><text:span text:style-name="Strong_20_Emphasis">False</text:span>: Proceed to next condition</text:p>
                </text:list-item>
              </text:list>
            </text:list-item>
            <text:list-item>
              <text:p text:style-name="P22"><text:span text:style-name="Strong_20_Emphasis">Condition</text:span>: <text:span text:style-name="Source_20_Text">ib_sel_stat_last_ == -1 &amp;&amp; !Sen-&gt;ShuntNoAmp-&gt;bare_detected() &amp;&amp; !sp.mod_ib()</text:span></text:p>
              <text:list>
                <text:list-item>
                  <text:p text:style-name="P22"><text:span text:style-name="Strong_20_Emphasis">True</text:span>:</text:p>
                  <text:list>
                    <text:list-item>
                      <text:p text:style-name="P22"><text:span text:style-name="Strong_20_Emphasis">Outcome</text:span>: <text:span text:style-name="Source_20_Text">latched_fail_fake_ = true</text:span></text:p>
                    </text:list-item>
                  </text:list>
                </text:list-item>
                <text:list-item>
                  <text:p text:style-name="P22"><text:span text:style-name="Strong_20_Emphasis">False</text:span>: Proceed to next condition</text:p>
                </text:list-item>
              </text:list>
            </text:list-item>
            <text:list-item>
              <text:p text:style-name="P22"><text:span text:style-name="Strong_20_Emphasis">Condition</text:span>: <text:span text:style-name="Source_20_Text">sp.ib_select() &lt; 0 &amp;&amp; !Sen-&gt;ShuntNoAmp-&gt;bare_detected()</text:span></text:p>
              <text:list>
                <text:list-item>
                  <text:p text:style-name="P22"><text:span text:style-name="Strong_20_Emphasis">True</text:span>:</text:p>
                  <text:list>
                    <text:list-item>
                      <text:p text:style-name="P22"><text:span text:style-name="Strong_20_Emphasis">Outcome</text:span>: <text:span text:style-name="Source_20_Text">latched_fail_fake_ = true</text:span></text:p>
                    </text:list-item>
                  </text:list>
                </text:list-item>
                <text:list-item>
                  <text:p text:style-name="P22"><text:span text:style-name="Strong_20_Emphasis">False</text:span>: Proceed to next condition</text:p>
                </text:list-item>
              </text:list>
            </text:list-item>
            <text:list-item>
              <text:p text:style-name="P22"><text:span text:style-name="Strong_20_Emphasis">Condition</text:span>: <text:span text:style-name="Source_20_Text">Sen-&gt;ShuntAmp-&gt;bare_detected() &amp;&amp; !Sen-&gt;ShuntNoAmp-&gt;bare_detected()</text:span></text:p>
              <text:list>
                <text:list-item>
                  <text:p text:style-name="P22"><text:span text:style-name="Strong_20_Emphasis">True</text:span>:</text:p>
                  <text:list>
                    <text:list-item>
                      <text:p text:style-name="P22"><text:span text:style-name="Strong_20_Emphasis">Outcome</text:span>: <text:span text:style-name="Source_20_Text">latched_fail_fake_ = true</text:span></text:p>
                    </text:list-item>
                  </text:list>
                </text:list-item>
                <text:list-item>
                  <text:p text:style-name="P22"><text:span text:style-name="Strong_20_Emphasis">False</text:span>: Proceed to next condition</text:p>
                </text:list-item>
              </text:list>
            </text:list-item>
            <text:list-item>
              <text:p text:style-name="P22"><text:span text:style-name="Strong_20_Emphasis">Condition</text:span>: <text:span text:style-name="Source_20_Text">ib_diff_fa()</text:span></text:p>
              <text:list>
                <text:list-item>
                  <text:p text:style-name="P22"><text:span text:style-name="Strong_20_Emphasis">True</text:span>: Check nested conditions</text:p>
                  <text:list>
                    <text:list-item>
                      <text:p text:style-name="P22"><text:span text:style-name="Strong_20_Emphasis">Condition</text:span>: <text:span text:style-name="Source_20_Text">vb_sel_stat_ &amp;&amp; wrap_fa()</text:span></text:p>
                      <text:list>
                        <text:list-item>
                          <text:p text:style-name="P22"><text:span text:style-name="Strong_20_Emphasis">True</text:span>:</text:p>
                          <text:list>
                            <text:list-item>
                              <text:p text:style-name="P22"><text:span text:style-name="Strong_20_Emphasis">Outcome</text:span>: <text:span text:style-name="Source_20_Text">latched_fail_fake_ = true</text:span></text:p>
                            </text:list-item>
                          </text:list>
                        </text:list-item>
                        <text:list-item>
                          <text:p text:style-name="P22"><text:span text:style-name="Strong_20_Emphasis">False</text:span>: Proceed to next condition</text:p>
                        </text:list-item>
                      </text:list>
                    </text:list-item>
                    <text:list-item>
                      <text:p text:style-name="P22"><text:span text:style-name="Strong_20_Emphasis">Condition</text:span>: <text:span text:style-name="Source_20_Text">cc_diff_fa()</text:span></text:p>
                      <text:list>
                        <text:list-item>
                          <text:p text:style-name="P22"><text:span text:style-name="Strong_20_Emphasis">True</text:span>:</text:p>
                          <text:list>
                            <text:list-item>
                              <text:p text:style-name="P22"><text:span text:style-name="Strong_20_Emphasis">Outcome</text:span>: <text:span text:style-name="Source_20_Text">latched_fail_fake_ = true</text:span></text:p>
                            </text:list-item>
                          </text:list>
                        </text:list-item>
                        <text:list-item>
                          <text:p text:style-name="P22"><text:span text:style-name="Strong_20_Emphasis">False</text:span>: End of nested condit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<text:span text:style-name="Strong_20_Emphasis">False</text:span>: End of nested conditions</text:p>
            </text:list-item>
          </text:list>
        </text:list-item>
        <text:list-item>
          <text:p text:style-name="P21"><text:span text:style-name="Strong_20_Emphasis">False</text:span>: End of fake faults handling</text:p>
        </text:list-item>
      </text:list>
      <text:h text:style-name="Heading_20_4" text:outline-level="4">Node: Redundancy loss check</text:h>
      <text:list text:style-name="L10">
        <text:list-item>
          <text:p text:style-name="P24"><text:span text:style-name="Strong_20_Emphasis">Action</text:span>: Call <text:span text:style-name="Source_20_Text">faultAssign(red_loss_calc(), RED_LOSS)</text:span></text:p>
        </text:list-item>
        <text:list-item>
          <text:p text:style-name="P24"><text:span text:style-name="Strong_20_Emphasis">Condition</text:span>: <text:span text:style-name="Source_20_Text">ap.fake_faults == true</text:span></text:p>
          <text:list>
            <text:list-item>
              <text:p text:style-name="P24"><text:span text:style-name="Strong_20_Emphasis">True</text:span>:</text:p>
              <text:list>
                <text:list-item>
                  <text:p text:style-name="P24"><text:soft-page-break/><text:span text:style-name="Strong_20_Emphasis">Action</text:span>: <text:span text:style-name="Source_20_Text">ib_sel_stat_ = sp.ib_select()</text:span></text:p>
                </text:list-item>
              </text:list>
            </text:list-item>
            <text:list-item>
              <text:p text:style-name="P23"><text:span text:style-name="Strong_20_Emphasis">False</text:span>: Proceed to next condition</text:p>
            </text:list-item>
          </text:list>
        </text:list-item>
      </text:list>
      <text:h text:style-name="Heading_20_4" text:outline-level="4">Node: Reset vb faults (if <text:span text:style-name="Source_20_Text">reset_all_faults_ == true</text:span>)</text:h>
      <text:list text:style-name="L11">
        <text:list-item>
          <text:p text:style-name="P26"><text:span text:style-name="Strong_20_Emphasis">True</text:span>:</text:p>
          <text:list>
            <text:list-item>
              <text:p text:style-name="P26"><text:span text:style-name="Strong_20_Emphasis">Action</text:span>: <text:span text:style-name="Source_20_Text">vb_sel_stat_last_ = 1</text:span>, <text:span text:style-name="Source_20_Text">vb_sel_stat_ = 1</text:span></text:p>
            </text:list-item>
            <text:list-item>
              <text:p text:style-name="P26"><text:span text:style-name="Strong_20_Emphasis">Outcome</text:span>: Print "reset vb flts"</text:p>
            </text:list-item>
          </text:list>
        </text:list-item>
        <text:list-item>
          <text:p text:style-name="P25"><text:span text:style-name="Strong_20_Emphasis">False</text:span>: Proceed to next condition</text:p>
        </text:list-item>
      </text:list>
      <text:h text:style-name="Heading_20_4" text:outline-level="4">Node: Handling vb failure (if <text:span text:style-name="Source_20_Text">!ap.fake_faults</text:span>)</text:h>
      <text:list text:style-name="L12">
        <text:list-item>
          <text:p text:style-name="P28"><text:span text:style-name="Strong_20_Emphasis">Condition</text:span>: <text:span text:style-name="Source_20_Text">!vb_sel_stat_last_ &amp;&amp; !sp.mod_vb()</text:span></text:p>
          <text:list>
            <text:list-item>
              <text:p text:style-name="P28"><text:span text:style-name="Strong_20_Emphasis">True</text:span>:</text:p>
              <text:list>
                <text:list-item>
                  <text:p text:style-name="P28"><text:span text:style-name="Strong_20_Emphasis">Action</text:span>: <text:span text:style-name="Source_20_Text">vb_sel_stat_ = 0</text:span></text:p>
                </text:list-item>
                <text:list-item>
                  <text:p text:style-name="P28"><text:span text:style-name="Strong_20_Emphasis">Outcome</text:span>: <text:span text:style-name="Source_20_Text">latched_fail_ = true</text:span></text:p>
                </text:list-item>
              </text:list>
            </text:list-item>
            <text:list-item>
              <text:p text:style-name="P28"><text:span text:style-name="Strong_20_Emphasis">False</text:span>: Proceed to next condition</text:p>
            </text:list-item>
          </text:list>
        </text:list-item>
        <text:list-item>
          <text:p text:style-name="P28"><text:span text:style-name="Strong_20_Emphasis">Condition</text:span>: <text:span text:style-name="Source_20_Text">wrap_vb_fa() || vb_fa()</text:span></text:p>
          <text:list>
            <text:list-item>
              <text:p text:style-name="P28"><text:span text:style-name="Strong_20_Emphasis">True</text:span>:</text:p>
              <text:list>
                <text:list-item>
                  <text:p text:style-name="P28"><text:span text:style-name="Strong_20_Emphasis">Action</text:span>: <text:span text:style-name="Source_20_Text">vb_sel_stat_ = 0</text:span></text:p>
                </text:list-item>
                <text:list-item>
                  <text:p text:style-name="P28"><text:span text:style-name="Strong_20_Emphasis">Outcome</text:span>: <text:span text:style-name="Source_20_Text">latched_fail_ = true</text:span></text:p>
                </text:list-item>
              </text:list>
            </text:list-item>
            <text:list-item>
              <text:p text:style-name="P27"><text:span text:style-name="Strong_20_Emphasis">False</text:span>: End of nested conditions</text:p>
            </text:list-item>
          </text:list>
        </text:list-item>
      </text:list>
      <text:h text:style-name="Heading_20_4" text:outline-level="4">Node: Handling vb failure (if <text:span text:style-name="Source_20_Text">ap.fake_faults</text:span>)</text:h>
      <text:list text:style-name="L13">
        <text:list-item>
          <text:p text:style-name="P30"><text:span text:style-name="Strong_20_Emphasis">True</text:span>: Check conditions</text:p>
          <text:list>
            <text:list-item>
              <text:p text:style-name="P30"><text:span text:style-name="Strong_20_Emphasis">Condition</text:span>: <text:span text:style-name="Source_20_Text">!vb_sel_stat_last_ &amp;&amp; !sp.mod_vb()</text:span></text:p>
              <text:list>
                <text:list-item>
                  <text:p text:style-name="P30"><text:span text:style-name="Strong_20_Emphasis">True</text:span>:</text:p>
                  <text:list>
                    <text:list-item>
                      <text:p text:style-name="P30"><text:span text:style-name="Strong_20_Emphasis">Outcome</text:span>: <text:span text:style-name="Source_20_Text">latched_fail_fake_ = true</text:span></text:p>
                    </text:list-item>
                  </text:list>
                </text:list-item>
                <text:list-item>
                  <text:p text:style-name="P30"><text:span text:style-name="Strong_20_Emphasis">False</text:span>: Proceed to next condition</text:p>
                </text:list-item>
              </text:list>
            </text:list-item>
            <text:list-item>
              <text:p text:style-name="P30"><text:span text:style-name="Strong_20_Emphasis">Condition</text:span>: <text:span text:style-name="Source_20_Text">wrap_vb_fa() || vb_fa()</text:span></text:p>
              <text:list>
                <text:list-item>
                  <text:p text:style-name="P30"><text:span text:style-name="Strong_20_Emphasis">True</text:span>:</text:p>
                  <text:list>
                    <text:list-item>
                      <text:p text:style-name="P30"><text:span text:style-name="Strong_20_Emphasis">Outcome</text:span>: <text:span text:style-name="Source_20_Text">latched_fail_fake_ = true</text:span></text:p>
                    </text:list-item>
                  </text:list>
                </text:list-item>
                <text:list-item>
                  <text:p text:style-name="P30"><text:span text:style-name="Strong_20_Emphasis">False</text:span>: End of nested conditions</text:p>
                </text:list-item>
              </text:list>
            </text:list-item>
          </text:list>
        </text:list-item>
        <text:list-item>
          <text:p text:style-name="P29"><text:span text:style-name="Strong_20_Emphasis">False</text:span>: End of fake faults handling</text:p>
        </text:list-item>
      </text:list>
      <text:h text:style-name="Heading_20_4" text:outline-level="4">Node: Reset tb faults (if <text:span text:style-name="Source_20_Text">reset_all_faults_ == true</text:span>)</text:h>
      <text:list text:style-name="L14">
        <text:list-item>
          <text:p text:style-name="P32"><text:span text:style-name="Strong_20_Emphasis">True</text:span>:</text:p>
          <text:list>
            <text:list-item>
              <text:p text:style-name="P32"><text:span text:style-name="Strong_20_Emphasis">Action</text:span>: <text:span text:style-name="Source_20_Text">tb_sel_stat_last_ = 1</text:span>, <text:span text:style-name="Source_20_Text">tb_sel_stat_ = 1</text:span></text:p>
            </text:list-item>
            <text:list-item>
              <text:p text:style-name="P32"><text:span text:style-name="Strong_20_Emphasis">Outcome</text:span>: Print "reset tb flts"</text:p>
            </text:list-item>
          </text:list>
        </text:list-item>
        <text:list-item>
          <text:p text:style-name="P31"><text:span text:style-name="Strong_20_Emphasis">False</text:span>: Proceed to next condition</text:p>
        </text:list-item>
      </text:list>
      <text:h text:style-name="Heading_20_4" text:outline-level="4">Node: Handling tb failure</text:h>
      <text:list text:style-name="L15">
        <text:list-item>
          <text:p text:style-name="P34"><text:span text:style-name="Strong_20_Emphasis">Condition</text:span>: <text:span text:style-name="Source_20_Text">tb_fa()</text:span></text:p>
          <text:list>
            <text:list-item>
              <text:p text:style-name="P34"><text:soft-page-break/><text:span text:style-name="Strong_20_Emphasis">True</text:span>:</text:p>
              <text:list>
                <text:list-item>
                  <text:p text:style-name="P34"><text:span text:style-name="Strong_20_Emphasis">Action</text:span>: <text:span text:style-name="Source_20_Text">tb_sel_stat_ = 0</text:span></text:p>
                </text:list-item>
                <text:list-item>
                  <text:p text:style-name="P34"><text:span text:style-name="Strong_20_Emphasis">Outcome</text:span>: <text:span text:style-name="Source_20_Text">latched_fail_ = true</text:span></text:p>
                </text:list-item>
              </text:list>
            </text:list-item>
            <text:list-item>
              <text:p text:style-name="P34"><text:span text:style-name="Strong_20_Emphasis">False</text:span>:</text:p>
              <text:list>
                <text:list-item>
                  <text:p text:style-name="P34"><text:span text:style-name="Strong_20_Emphasis">Action</text:span>: <text:span text:style-name="Source_20_Text">tb_sel_stat_ = 1</text:span></text:p>
                </text:list-item>
              </text:list>
            </text:list-item>
          </text:list>
        </text:list-item>
        <text:list-item>
          <text:p text:style-name="P34"><text:span text:style-name="Strong_20_Emphasis">Condition</text:span>: Status changes in <text:span text:style-name="Source_20_Text">ib_sel_stat_</text:span>, <text:span text:style-name="Source_20_Text">vb_sel_stat_</text:span>, or <text:span text:style-name="Source_20_Text">tb_sel_stat_</text:span></text:p>
          <text:list>
            <text:list-item>
              <text:p text:style-name="P34"><text:span text:style-name="Strong_20_Emphasis">True</text:span>:</text:p>
              <text:list>
                <text:list-item>
                  <text:p text:style-name="P34"><text:span text:style-name="Strong_20_Emphasis">Outcome</text:span>: Print detailed status message</text:p>
                </text:list-item>
              </text:list>
            </text:list-item>
            <text:list-item>
              <text:p text:style-name="P33"><text:span text:style-name="Strong_20_Emphasis">False</text:span>: Proceed to next condition</text:p>
            </text:list-item>
          </text:list>
        </text:list-item>
      </text:list>
      <text:p text:style-name="P2"/>
      <text:p text:style-name="P3"><text:s text:c="1158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2:49:20.255000000</meta:creation-date>
    <dc:date>2024-07-17T13:09:40.183000000</dc:date>
    <meta:editing-duration>PT20M20S</meta:editing-duration>
    <meta:editing-cycles>1</meta:editing-cycles>
    <meta:document-statistic meta:table-count="1" meta:image-count="0" meta:object-count="0" meta:page-count="9" meta:paragraph-count="266" meta:word-count="1187" meta:character-count="55674" meta:non-whitespace-character-count="7311"/>
    <meta:generator>LibreOffice/7.5.1.2$Windows_X86_64 LibreOffice_project/fcbaee479e84c6cd81291587d2ee68cba099e129</meta:generator>
  </office:meta>
</office:document-meta>
</file>